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style:contextual-spacing="false" fo:line-height="115%"/>
    </style:style>
    <style:style style:name="P2" style:family="paragraph" style:parent-style-name="Standard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0, 'LineNumberSeparator': '  ', 'LineNumberPaddingSymbol': '', 'StoreOptionsWithSnippet': 1}" fo:margin-top="0in" fo:margin-bottom="0.139in" style:contextual-spacing="false" fo:line-height="115%" fo:break-before="page" fo:background-color="#f8f8f8"/>
      <style:text-properties style:use-window-font-color="true" loext:opacity="0%" fo:language="zxx" fo:country="none" fo:font-style="normal" style:text-underline-style="none" fo:font-weight="normal" officeooo:paragraph-rsid="0019f969" fo:background-color="transparent"/>
    </style:style>
    <style:style style:name="P3" style:family="paragraph" style:parent-style-name="Standard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0, 'LineNumberSeparator': '  ', 'LineNumberPaddingSymbol': '', 'StoreOptionsWithSnippet': 1}" fo:margin-top="0in" fo:margin-bottom="0.139in" style:contextual-spacing="false" fo:line-height="115%" fo:background-color="#f8f8f8"/>
      <style:text-properties style:use-window-font-color="true" loext:opacity="0%" fo:language="zxx" fo:country="none" fo:font-style="normal" style:text-underline-style="none" fo:font-weight="normal" officeooo:paragraph-rsid="001bc5fb" fo:background-color="transparent"/>
    </style:style>
    <style:style style:name="P4" style:family="paragraph" style:parent-style-name="Standard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0, 'LineNumberSeparator': '  ', 'LineNumberPaddingSymbol': '', 'StoreOptionsWithSnippet': 1}" fo:margin-top="0in" fo:margin-bottom="0.139in" style:contextual-spacing="false" fo:line-height="115%" fo:break-before="page" fo:background-color="#f8f8f8"/>
      <style:text-properties style:use-window-font-color="true" loext:opacity="0%" fo:language="zxx" fo:country="none" fo:font-style="normal" style:text-underline-style="none" fo:font-weight="normal" officeooo:rsid="001bc5fb" officeooo:paragraph-rsid="001bc5fb" fo:background-color="transparent"/>
    </style:style>
    <style:style style:name="P5" style:family="paragraph">
      <style:text-properties fo:font-size="12pt"/>
    </style:style>
    <style:style style:name="P6" style:family="paragraph">
      <loext:graphic-properties draw:fill="none" draw:fill-color="#ffffff"/>
      <style:text-properties fo:font-size="12pt"/>
    </style:style>
    <style:style style:name="T1" style:family="text">
      <style:text-properties style:font-name="Calibri" fo:font-size="11pt" fo:language="en" fo:country="US" style:font-size-asian="11pt"/>
    </style:style>
    <style:style style:name="T2" style:family="text">
      <style:text-properties style:font-name="Calibri" fo:font-size="11pt" fo:language="en" fo:country="US" style:text-underline-style="solid" style:text-underline-width="auto" style:text-underline-color="font-color" style:font-size-asian="11pt"/>
    </style:style>
    <style:style style:name="T3" style:family="text">
      <style:text-properties style:font-name="Calibri" fo:font-size="11pt" fo:language="en" fo:country="US" style:text-underline-style="solid" style:text-underline-width="auto" style:text-underline-color="font-color" fo:font-weight="bold" style:font-size-asian="11pt" style:font-weight-asian="bold"/>
    </style:style>
    <style:style style:name="T4" style:family="text">
      <style:text-properties style:font-name="Calibri" fo:font-size="11pt" fo:language="en" fo:country="US" style:text-underline-style="solid" style:text-underline-width="auto" style:text-underline-color="font-color" fo:font-weight="bold" officeooo:rsid="001b544a" style:font-size-asian="11pt" style:font-weight-asian="bold"/>
    </style:style>
    <style:style style:name="T5" style:family="text">
      <style:text-properties style:font-name="Calibri" fo:font-size="11pt" fo:language="en" fo:country="US" style:text-underline-style="none" style:font-size-asian="11pt"/>
    </style:style>
    <style:style style:name="T6" style:family="text">
      <style:text-properties style:font-name="Calibri" fo:font-size="11pt" fo:language="en" fo:country="US" style:text-underline-style="none" fo:font-weight="bold" style:font-size-asian="11pt" style:font-weight-asian="bold"/>
    </style:style>
    <style:style style:name="T7" style:family="text">
      <style:text-properties style:font-name="Calibri" fo:font-size="11pt" fo:language="en" fo:country="US" style:text-underline-style="none" fo:font-weight="bold" officeooo:rsid="001b544a" style:font-size-asian="11pt" style:font-weight-asian="bold"/>
    </style:style>
    <style:style style:name="T8" style:family="text">
      <style:text-properties style:font-name="Calibri" fo:font-size="11pt" fo:language="en" fo:country="US" style:text-underline-style="none" fo:font-weight="bold" officeooo:rsid="001bc5fb" style:font-size-asian="11pt" style:font-weight-asian="bold"/>
    </style:style>
    <style:style style:name="T9" style:family="text">
      <style:text-properties style:font-name="Calibri" fo:font-size="11pt" fo:language="en" fo:country="US" style:text-underline-style="none" fo:font-weight="normal" style:font-size-asian="11pt" style:font-weight-asian="normal"/>
    </style:style>
    <style:style style:name="T10" style:family="text">
      <style:text-properties style:font-name="Calibri" fo:font-size="11pt" fo:language="en" fo:country="US" style:text-underline-style="none" fo:font-weight="normal" officeooo:rsid="001b544a" style:font-size-asian="11pt" style:font-weight-asian="normal"/>
    </style:style>
    <style:style style:name="T11" style:family="text">
      <style:text-properties style:font-name="Calibri" fo:font-size="11pt" officeooo:rsid="001bc5fb" style:font-size-asian="11pt" style:font-weight-asian="normal"/>
    </style:style>
    <style:style style:name="T12" style:family="text">
      <style:text-properties style:font-name="Calibri" fo:font-size="10pt" fo:language="en" fo:country="US" style:text-underline-style="none" fo:font-weight="bold" style:font-size-asian="10pt" style:font-weight-asian="bold"/>
    </style:style>
    <style:style style:name="T13" style:family="text">
      <style:text-properties style:font-name="Calibri" fo:font-size="10pt" fo:language="en" fo:country="US" style:text-underline-style="solid" style:text-underline-width="auto" style:text-underline-color="font-color" fo:font-weight="bold" style:font-size-asian="10pt" style:font-weight-asian="bold"/>
    </style:style>
    <style:style style:name="T14" style:family="text">
      <style:text-properties fo:color="#000000" loext:opacity="100%" style:font-name="Calibri" fo:font-size="11pt" style:font-size-asian="11pt" style:font-weight-asian="normal"/>
    </style:style>
    <style:style style:name="T15" style:family="text">
      <style:text-properties fo:color="#000000" loext:opacity="100%" style:font-name="Calibri" fo:font-size="11pt" officeooo:rsid="001b544a" style:font-size-asian="11pt" style:font-weight-asian="normal"/>
    </style:style>
    <style:style style:name="T16" style:family="text">
      <style:text-properties fo:color="#bbbbbb" loext:opacity="100%" style:font-name="Calibri" fo:font-size="11pt" style:font-size-asian="11pt" style:font-weight-asian="normal"/>
    </style:style>
    <style:style style:name="T17" style:family="text">
      <style:text-properties fo:color="#bbbbbb" loext:opacity="100%" style:font-name="Calibri" fo:font-size="11pt" officeooo:rsid="001b544a" style:font-size-asian="11pt" style:font-weight-asian="normal"/>
    </style:style>
    <style:style style:name="T18" style:family="text">
      <style:text-properties fo:color="#008000" loext:opacity="100%" style:font-name="Calibri" fo:font-size="11pt" fo:font-weight="bold" officeooo:rsid="001b544a" style:font-size-asian="11pt" style:font-weight-asian="normal"/>
    </style:style>
    <style:style style:name="T19" style:family="text">
      <style:text-properties fo:color="#666666" loext:opacity="100%" style:font-name="Calibri" fo:font-size="11pt" style:font-size-asian="11pt" style:font-weight-asian="normal"/>
    </style:style>
    <style:style style:name="T20" style:family="text">
      <style:text-properties fo:color="#666666" loext:opacity="100%" fo:font-size="12pt" fo:language="zxx" fo:country="none" fo:font-style="normal" style:text-underline-style="none" fo:font-weight="normal" fo:background-color="transparent"/>
    </style:style>
    <style:style style:name="T21" style:family="text">
      <style:text-properties fo:color="#000000" loext:opacity="100%" fo:font-size="12pt" fo:language="zxx" fo:country="none" fo:font-style="normal" style:text-underline-style="none" fo:font-weight="normal" fo:background-color="transparent"/>
    </style:style>
    <style:style style:name="T22" style:family="text">
      <style:text-properties fo:color="#008000" loext:opacity="100%" fo:font-size="12pt" fo:language="zxx" fo:country="none" fo:font-style="normal" style:text-underline-style="none" fo:font-weight="bold" fo:background-color="transparent"/>
    </style:style>
    <style:style style:name="T23" style:family="text">
      <style:text-properties fo:color="#bbbbbb" loext:opacity="100%" fo:font-size="12pt" fo:language="zxx" fo:country="none" fo:font-style="normal" style:text-underline-style="none" fo:font-weight="normal" fo:background-color="transparent"/>
    </style:style>
    <style:style style:name="gr1" style:family="graphic">
      <style:graphic-properties ch2_options="{'Style': 'default', 'Language': 'SQL', 'UseCharStyles': False, 'LineNumberRatio': 100, 'LineNumberStart': 1, 'MasterCharStyle': '', 'ShowLineNumbers': 0, 'ColourizeBackground': 0, 'LineNumberSeparator': '  ', 'LineNumberPaddingSymbol': '', 'StoreOptionsWithSnippet': 1}" draw:stroke="none" svg:stroke-color="#000000" draw:fill="none" draw:fill-color="#ffffff" fo:min-height="1.316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Korisnik(</text:span><text:span text:style-name="T2">korisnicko_ime,</text:span><text:span text:style-name="T5">ime, prezime, tip, datum_reg,pretplata,email)<text:line-break/>Korisnik_tel_br(</text:span><text:span text:style-name="T2">korisnicko_ime,broj</text:span><text:span text:style-name="T5">)</text:span><text:span text:style-name="T5"/></text:p>
      <text:p text:style-name="P1"><text:span text:style-name="T5">Profil(</text:span><text:span text:style-name="T2">ime_profil,korisnicko_ime*</text:span><text:span text:style-name="T5">,datum_kreacija)</text:span><text:span text:style-name="T5"/></text:p>
      <text:p text:style-name="P1"><text:span text:style-name="T5">Lista_zelbi(</text:span><text:span text:style-name="T2">ime_profil*,korisnicko_ime*</text:span><text:span text:style-name="T5">)</text:span><text:span text:style-name="T5"/></text:p>
      <text:p text:style-name="P1"><text:span text:style-name="T5">Videozapis(</text:span><text:span text:style-name="T2">naslov_zapis</text:span><text:span text:style-name="T5">,vremetraenje,datum_dostapnost,datum_premiera, tip)<text:line-break/>Zhanr(</text:span><text:span text:style-name="T2">naziv</text:span><text:span text:style-name="T5">)<text:line-break/>Film(</text:span><text:span text:style-name="T2">naslov_zapis*</text:span><text:span text:style-name="T5">,zarabotka)<text:line-break/>Epizoda(</text:span><text:span text:style-name="T2">naslov_zapis*,</text:span><text:span text:style-name="T5">sezona*)<text:line-break/>Serija(</text:span><text:span text:style-name="T2">ime_serija</text:span><text:span text:style-name="T5">)<text:line-break/>Sezona(</text:span><text:span text:style-name="T2">ime_serija*,reden_broj,</text:span><text:span text:style-name="T5">status)</text:span><text:span text:style-name="T5"/></text:p>
      <text:p text:style-name="P1"><text:span text:style-name="T5"><text:line-break/></text:span><text:span text:style-name="T6">Izgledanost(</text:span><text:span text:style-name="T3">ime_profil*,korisnicko_ime*,naslov_zapis*, </text:span><text:span text:style-name="T6">chasovi, minuti,sekundi)</text:span><text:span text:style-name="T3"><text:line-break/></text:span><text:span text:style-name="T6">Omileni(</text:span><text:span text:style-name="T3">ime_profil*,korisnicko_ime*,naslov_zapis*</text:span><text:span text:style-name="T6">)<text:line-break/></text:span><text:span text:style-name="T12">Preporaka(</text:span><text:span text:style-name="T13">ime_profil1*,korisnicko_ime1*,ime_profil2*,korisnicko_ime2*,naslov_zapis*,</text:span><text:span text:style-name="T12">datum, komentar)</text:span><text:span text:style-name="T3"> <text:line-break/></text:span><text:span text:style-name="T6">Kupena_od(</text:span><text:span text:style-name="T3">ime_profil*,korisnicko_ime*,reden_broj_sezona*,ime_serija*,</text:span><text:span text:style-name="T7">datum, cena</text:span><text:span text:style-name="T6">)</text:span><text:span text:style-name="T6"/></text:p>
      <text:p text:style-name="P1"><text:span text:style-name="T8">Lista_zhelbi</text:span><text:span text:style-name="T6">_sodrzi(</text:span><text:span text:style-name="T3">ime_profil*, korisnicko_ime*,naslov_zapis*</text:span><text:span text:style-name="T6">)</text:span><text:span text:style-name="T6"/></text:p>
      <text:p text:style-name="P1"><text:span text:style-name="T6">Video_zapis_zhanr(</text:span><text:span text:style-name="T3">naslov_zapis*,naziv_zhanr*)</text:span><text:span text:style-name="T3"/></text:p>
      <text:p text:style-name="P1"><text:span text:style-name="T6">Srodni_zhanrovi(</text:span><text:span text:style-name="T3">na</text:span><text:span text:style-name="T4">ziv</text:span><text:span text:style-name="T3">_zhanr1,n</text:span><text:span text:style-name="T4">aziv</text:span><text:span text:style-name="T3">_zhanr2)</text:span><text:span text:style-name="T3"/></text:p>
      <text:p text:style-name="P1"><text:span text:style-name="T6">Sezona_epizoda(</text:span><text:span text:style-name="T3">reden_broj_sezona*,ime_serija*,naslov_zapis*</text:span><text:span text:style-name="T6">)</text:span><text:span text:style-name="T9"/></text:p>
      <text:p text:style-name="P1"><text:span text:style-name="T9">2. </text:span><text:span text:style-name="T10">1</text:span><text:span text:style-name="T9"/></text:p>
      <text:p text:style-name="P3"><text:span text:style-name="T18">SELECT</text:span><text:span text:style-name="T16"> </text:span><text:span text:style-name="T14">preporacan.</text:span><text:span text:style-name="T19">*</text:span><text:span text:style-name="T16"> </text:span><text:span text:style-name="T18">FROM</text:span><text:span text:style-name="T16"><text:line-break/></text:span><text:span text:style-name="T14">Profil</text:span><text:span text:style-name="T16"> </text:span><text:span text:style-name="T14">preporacan</text:span><text:span text:style-name="T16"> </text:span><text:span text:style-name="T18">JOIN</text:span><text:span text:style-name="T16"> </text:span><text:span text:style-name="T14">Preporaka</text:span><text:span text:style-name="T16"> </text:span><text:span text:style-name="T14">prep</text:span><text:span text:style-name="T16"> </text:span><text:span text:style-name="T18">ON</text:span><text:span text:style-name="T16"> </text:span><text:span text:style-name="T14">preporacan.ime_profil</text:span><text:span text:style-name="T19">=</text:span><text:span text:style-name="T14">prep.ime_profil2</text:span><text:span text:style-name="T16"> </text:span><text:span text:style-name="T18">AND</text:span><text:span text:style-name="T16"> </text:span><text:span text:style-name="T14">preporacan.korisnicko_ime</text:span><text:span text:style-name="T19">=</text:span><text:span text:style-name="T14">prep.korisnicko_ime2</text:span><text:span text:style-name="T17"><text:line-break/></text:span><text:span text:style-name="T18">WHERE</text:span><text:span text:style-name="T17"> </text:span><text:span text:style-name="T15">prep.Komentar</text:span><text:span text:style-name="T17"> </text:span><text:span text:style-name="T18">IS</text:span><text:span text:style-name="T17"> </text:span><text:span text:style-name="T18">NULL<text:line-break/></text:span><text:span text:style-name="T11">5.<text:line-break/>create view izgledani_epizodi as<text:line-break/>select e.naslov_zapis from<text:line-break/>Izgledanost i natural join Epizoda e natural join Profil p natural join Lista_zhelbi_sodrzi lzs</text:span></text:p>
      <text:p text:style-name="P4"/>
      <text:p text:style-name="P2"><draw:frame text:anchor-type="paragraph" draw:z-index="0" draw:name="Text Frame 2" draw:style-name="gr1" draw:text-style-name="P6" svg:width="6.7768in" svg:height="6.1343in" svg:x="0.0118in" svg:y="0.8799in"><draw:text-box><text:p text:style-name="P5"><text:span text:style-name="T20">2</text:span><text:span text:style-name="T21">.</text:span></text:p><text:p text:style-name="P5"><text:span text:style-name="T22">select</text:span><text:span text:style-name="T23"> </text:span><text:span text:style-name="T21">naziv_zhanr1,</text:span><text:span text:style-name="T23"> </text:span><text:span text:style-name="T22">count</text:span><text:span text:style-name="T21">(</text:span><text:span text:style-name="T22">distinct</text:span><text:span text:style-name="T23"> </text:span><text:span text:style-name="T21">naziv_zhanr2)</text:span><text:span text:style-name="T23"> </text:span><text:span text:style-name="T22">FROM</text:span></text:p><text:p text:style-name="P5"><text:span text:style-name="T21">Srodni_zhanrovi</text:span><text:span text:style-name="T23"> </text:span><text:span text:style-name="T21">sz</text:span></text:p><text:p text:style-name="P5"><text:span text:style-name="T22">GROUP</text:span><text:span text:style-name="T23"> </text:span><text:span text:style-name="T22">BY</text:span><text:span text:style-name="T23"> </text:span><text:span text:style-name="T21">sz.naziv_zhanr1</text:span></text:p><text:p text:style-name="P5"><text:span text:style-name="T23"/></text:p><text:p text:style-name="P5"><text:span text:style-name="T23"><text:s/></text:span><text:span text:style-name="T20">3</text:span><text:span text:style-name="T21">.</text:span></text:p><text:p text:style-name="P5"><text:span text:style-name="T22">create</text:span><text:span text:style-name="T23"> </text:span><text:span text:style-name="T22">view</text:span><text:span text:style-name="T23"> </text:span><text:span text:style-name="T21">ceni_januari</text:span><text:span text:style-name="T23"> </text:span><text:span text:style-name="T22">as</text:span></text:p><text:p text:style-name="P5"><text:span text:style-name="T22">select</text:span><text:span text:style-name="T23"> </text:span><text:span text:style-name="T22">sum</text:span><text:span text:style-name="T21">(ko.cena)</text:span><text:span text:style-name="T23"> </text:span><text:span text:style-name="T22">as</text:span><text:span text:style-name="T23"> </text:span><text:span text:style-name="T21">suma,</text:span><text:span text:style-name="T23"> </text:span><text:span text:style-name="T21">k.pretplata,</text:span><text:span text:style-name="T23"> </text:span><text:span text:style-name="T21">k.korisnicko_ime</text:span><text:span text:style-name="T23"> </text:span><text:span text:style-name="T22">from</text:span><text:span text:style-name="T23"> </text:span><text:span text:style-name="T21">Kupena_od</text:span><text:span text:style-name="T23"> </text:span><text:span text:style-name="T21">ko</text:span><text:span text:style-name="T23"> </text:span><text:span text:style-name="T22">join</text:span><text:span text:style-name="T23"> </text:span><text:span text:style-name="T21">Korisnik</text:span><text:span text:style-name="T23"> </text:span><text:span text:style-name="T21">k</text:span><text:span text:style-name="T23"> </text:span><text:span text:style-name="T22">on</text:span><text:span text:style-name="T23"> </text:span><text:span text:style-name="T21">ko.korisnicko_ime</text:span><text:span text:style-name="T20">=</text:span><text:span text:style-name="T21">k.korisnicko_ime</text:span></text:p><text:p text:style-name="P5"><text:span text:style-name="T22">WHERE</text:span><text:span text:style-name="T23"> </text:span><text:span text:style-name="T22">MONTH</text:span><text:span text:style-name="T21">(ko.datum)</text:span><text:span text:style-name="T20">=1</text:span></text:p><text:p text:style-name="P5"><text:span text:style-name="T22">GROUP</text:span><text:span text:style-name="T23"> </text:span><text:span text:style-name="T22">BY</text:span><text:span text:style-name="T23"> </text:span><text:span text:style-name="T21">k.korisnicko_ime;</text:span></text:p><text:p text:style-name="P5"><text:span text:style-name="T23"/></text:p><text:p text:style-name="P5"><text:span text:style-name="T22">SELECT</text:span><text:span text:style-name="T23"> </text:span><text:span text:style-name="T21">suma</text:span><text:span text:style-name="T20">+</text:span><text:span text:style-name="T21">pretplata</text:span><text:span text:style-name="T23"> </text:span><text:span text:style-name="T22">FROM</text:span><text:span text:style-name="T23"> </text:span><text:span text:style-name="T21">ceni_januari</text:span></text:p><text:p text:style-name="P5"><text:span text:style-name="T22">GROUP</text:span><text:span text:style-name="T23"> </text:span><text:span text:style-name="T22">BY</text:span><text:span text:style-name="T23"> </text:span><text:span text:style-name="T21">korisnicko_ime</text:span></text:p><text:p text:style-name="P5"><text:span text:style-name="T23"/></text:p><text:p text:style-name="P5"><text:span text:style-name="T23">4.</text:span></text:p><text:p text:style-name="P5"><text:span text:style-name="T22">create</text:span><text:span text:style-name="T23"> </text:span><text:span text:style-name="T22">view</text:span><text:span text:style-name="T23"> </text:span><text:span text:style-name="T21">zhanrovi_gledanost</text:span><text:span text:style-name="T23"> </text:span><text:span text:style-name="T22">as</text:span></text:p><text:p text:style-name="P5"><text:span text:style-name="T22">select</text:span><text:span text:style-name="T23"> </text:span><text:span text:style-name="T21">z.naziv,</text:span><text:span text:style-name="T23"> </text:span><text:span text:style-name="T22">count</text:span><text:span text:style-name="T21">(</text:span><text:span text:style-name="T20">*</text:span><text:span text:style-name="T21">)</text:span><text:span text:style-name="T23"> </text:span><text:span text:style-name="T22">as</text:span><text:span text:style-name="T23"> </text:span><text:span text:style-name="T21">gledanost</text:span><text:span text:style-name="T23"> </text:span><text:span text:style-name="T22">from</text:span></text:p><text:p text:style-name="P5"><text:span text:style-name="T21">Videozapis</text:span><text:span text:style-name="T23"> </text:span><text:span text:style-name="T21">f</text:span><text:span text:style-name="T23"> </text:span><text:span text:style-name="T22">join</text:span><text:span text:style-name="T23"> </text:span><text:span text:style-name="T21">Izgledanost</text:span><text:span text:style-name="T23"> </text:span><text:span text:style-name="T21">i</text:span><text:span text:style-name="T23"> </text:span><text:span text:style-name="T22">on</text:span><text:span text:style-name="T23"> </text:span><text:span text:style-name="T21">f.naslov_zapis</text:span><text:span text:style-name="T20">=</text:span><text:span text:style-name="T21">i.naslov_zapis</text:span><text:span text:style-name="T23"> </text:span><text:span text:style-name="T22">join</text:span><text:span text:style-name="T23"> </text:span><text:span text:style-name="T21">Video_zapis_zhanr</text:span><text:span text:style-name="T23"> </text:span><text:span text:style-name="T21">vzz</text:span><text:span text:style-name="T23"> </text:span><text:span text:style-name="T22">on</text:span><text:span text:style-name="T23"> </text:span><text:span text:style-name="T21">f.naslov_zapis</text:span><text:span text:style-name="T20">=</text:span><text:span text:style-name="T21">vzz.naslov_zapis</text:span><text:span text:style-name="T23"> </text:span><text:span text:style-name="T22">join</text:span><text:span text:style-name="T23"> </text:span><text:span text:style-name="T21">Zhanr</text:span><text:span text:style-name="T23"> </text:span><text:span text:style-name="T21">z</text:span><text:span text:style-name="T23"> </text:span><text:span text:style-name="T22">on</text:span><text:span text:style-name="T23"> </text:span><text:span text:style-name="T21">z.naziv</text:span><text:span text:style-name="T20">=</text:span><text:span text:style-name="T21">vzz.naziv_zhanr</text:span></text:p><text:p text:style-name="P5"><text:span text:style-name="T22">group</text:span><text:span text:style-name="T23"> </text:span><text:span text:style-name="T22">by</text:span><text:span text:style-name="T23"> </text:span><text:span text:style-name="T21">z.naziv;</text:span></text:p><text:p text:style-name="P5"><text:span text:style-name="T23"/></text:p><text:p text:style-name="P5"><text:span text:style-name="T22">create</text:span><text:span text:style-name="T23"> </text:span><text:span text:style-name="T22">view</text:span><text:span text:style-name="T23"> </text:span><text:span text:style-name="T21">najgledan_zhanr</text:span><text:span text:style-name="T23"> </text:span><text:span text:style-name="T22">as</text:span></text:p><text:p text:style-name="P5"><text:span text:style-name="T22">select</text:span><text:span text:style-name="T23"> </text:span><text:span text:style-name="T21">naziv</text:span><text:span text:style-name="T23"> </text:span><text:span text:style-name="T22">from</text:span></text:p><text:p text:style-name="P5"><text:span text:style-name="T21">zhanrovi_gledanost</text:span><text:span text:style-name="T23"> </text:span><text:span text:style-name="T21">zg</text:span><text:span text:style-name="T23"> </text:span><text:span text:style-name="T22">where</text:span><text:span text:style-name="T23"> </text:span><text:span text:style-name="T21">zg.gledanost</text:span><text:span text:style-name="T20">=</text:span><text:span text:style-name="T21">(</text:span><text:span text:style-name="T22">select</text:span><text:span text:style-name="T23"> </text:span><text:span text:style-name="T22">max</text:span><text:span text:style-name="T21">(gledanost)</text:span><text:span text:style-name="T23"> </text:span><text:span text:style-name="T22">from</text:span><text:span text:style-name="T23"> </text:span><text:span text:style-name="T21">zhanrovi</text:span><text:span text:style-name="T23"> </text:span><text:span text:style-name="T21">gledanost);</text:span></text:p><text:p text:style-name="P5"><text:span text:style-name="T23"/></text:p><text:p text:style-name="P5"><text:span text:style-name="T22">select</text:span><text:span text:style-name="T23"> </text:span><text:span text:style-name="T21">k.</text:span><text:span text:style-name="T20">*</text:span><text:span text:style-name="T23"> </text:span><text:span text:style-name="T22">from</text:span></text:p><text:p text:style-name="P5"><text:span text:style-name="T21">Korisnik</text:span><text:span text:style-name="T23"> </text:span><text:span text:style-name="T21">k</text:span><text:span text:style-name="T23"> </text:span><text:span text:style-name="T22">join</text:span><text:span text:style-name="T23"> </text:span><text:span text:style-name="T21">Izgledanost</text:span><text:span text:style-name="T23"> </text:span><text:span text:style-name="T21">i</text:span><text:span text:style-name="T23"> </text:span><text:span text:style-name="T22">on</text:span><text:span text:style-name="T23"> </text:span><text:span text:style-name="T21">k.korisnicko_ime</text:span><text:span text:style-name="T20">=</text:span><text:span text:style-name="T21">i.korisnicko_ime</text:span><text:span text:style-name="T23"> </text:span></text:p><text:p text:style-name="P5"><text:span text:style-name="T22">left</text:span><text:span text:style-name="T23"> </text:span><text:span text:style-name="T22">join</text:span><text:span text:style-name="T23"> </text:span><text:span text:style-name="T21">Film</text:span><text:span text:style-name="T23"> </text:span><text:span text:style-name="T21">f</text:span><text:span text:style-name="T23"> </text:span><text:span text:style-name="T22">on</text:span><text:span text:style-name="T23"> </text:span><text:span text:style-name="T21">i.naslov_zapis</text:span><text:span text:style-name="T20">=</text:span><text:span text:style-name="T21">f.naslov_zapis</text:span><text:span text:style-name="T23"> </text:span><text:span text:style-name="T22">join</text:span><text:span text:style-name="T23"> </text:span><text:span text:style-name="T21">Epizoda</text:span><text:span text:style-name="T23"> </text:span><text:span text:style-name="T21">e</text:span><text:span text:style-name="T23"> </text:span><text:span text:style-name="T22">on</text:span><text:span text:style-name="T23"> </text:span><text:span text:style-name="T21">i.naslov_zapis</text:span><text:span text:style-name="T20">=</text:span><text:span text:style-name="T21">e.naslov_zapis</text:span><text:span text:style-name="T23"> </text:span><text:span text:style-name="T22">join</text:span><text:span text:style-name="T23"> </text:span><text:span text:style-name="T21">Video_zapis_zhanr</text:span><text:span text:style-name="T23"> </text:span><text:span text:style-name="T21">vzz</text:span><text:span text:style-name="T23"> </text:span><text:span text:style-name="T22">on</text:span><text:span text:style-name="T23"> </text:span><text:span text:style-name="T21">vzz.naziv_zhanr</text:span><text:span text:style-name="T20">=</text:span><text:span text:style-name="T21">e.naslov_zapis</text:span><text:span text:style-name="T23"> </text:span><text:span text:style-name="T22">join</text:span><text:span text:style-name="T23"> </text:span><text:span text:style-name="T21">najgledan_zhanr</text:span><text:span text:style-name="T23"> </text:span><text:span text:style-name="T22">on</text:span><text:span text:style-name="T23"> </text:span><text:span text:style-name="T21">naziv</text:span><text:span text:style-name="T20">=</text:span><text:span text:style-name="T21">vzz.naziv_zhanr</text:span></text:p><text:p text:style-name="P5"><text:span text:style-name="T22">where</text:span><text:span text:style-name="T23"> </text:span><text:span text:style-name="T21">f.naslov_zapis</text:span><text:span text:style-name="T23"> </text:span><text:span text:style-name="T22">is</text:span><text:span text:style-name="T23"> </text:span><text:span text:style-name="T22">null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1T18:35:29.349000000</meta:creation-date>
    <dc:date>2024-02-21T19:24:16.530000000</dc:date>
    <meta:editing-duration>PT44M58S</meta:editing-duration>
    <meta:editing-cycles>3</meta:editing-cycles>
    <meta:generator>LibreOffice/7.5.1.2$Windows_X86_64 LibreOffice_project/fcbaee479e84c6cd81291587d2ee68cba099e129</meta:generator>
    <meta:document-statistic meta:table-count="0" meta:image-count="0" meta:object-count="0" meta:page-count="3" meta:paragraph-count="11" meta:word-count="67" meta:character-count="1271" meta:non-whitespace-character-count="1213"/>
  </office:meta>
</office:document-meta>
</file>